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in" fo:margin-right="0in" fo:text-align="justify" style:justify-single-word="false"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align="justify" style:justify-single-word="false" fo:text-indent="-0.25in" style:auto-text-indent="false" fo:break-before="auto" fo:break-after="auto"/>
    </style:style>
    <style:style style:name="P40"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fo:break-before="auto" fo:break-after="auto"/>
    </style:style>
    <style:style style:name="P4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52"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5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style:list-style-name="WWNum3">
      <style:paragraph-properties fo:margin-left="1in" fo:margin-right="0in" fo:margin-top="0in" fo:margin-bottom="0.0429in" loext:contextual-spacing="false" fo:text-align="justify" style:justify-single-word="false" fo:text-indent="-0.25in" style:auto-text-indent="false" fo:break-before="auto" fo:break-after="auto"/>
    </style:style>
    <style:style style:name="P5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5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60"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61"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62" style:family="paragraph" style:parent-style-name="Standard" style:list-style-name="WWNum5">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63"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4"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65" style:family="paragraph" style:parent-style-name="Standard" style:list-style-name="WWNum6">
      <style:paragraph-properties fo:margin-left="2in" fo:margin-right="0in" fo:margin-top="0in" fo:margin-bottom="0in" loext:contextual-spacing="false" fo:text-indent="-0.25in" style:auto-text-indent="false" fo:break-before="auto" fo:break-after="auto"/>
    </style:style>
    <style:style style:name="P66" style:family="paragraph" style:parent-style-name="Standard" style:list-style-name="WWNum5">
      <style:paragraph-properties fo:margin-left="2in" fo:margin-right="0in" fo:margin-top="0in" fo:margin-bottom="0in" loext:contextual-spacing="false" fo:text-indent="-0.25in" style:auto-text-indent="false" fo:break-before="auto" fo:break-after="auto"/>
    </style:style>
    <style:style style:name="P6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8" style:family="paragraph" style:parent-style-name="Heading_20_1">
      <style:paragraph-properties fo:margin-left="0.3in" fo:margin-right="0in" fo:text-indent="0in" style:auto-text-indent="false" fo:break-before="auto" fo:break-after="auto"/>
    </style:style>
    <style:style style:name="P69" style:family="paragraph" style:parent-style-name="Heading_20_1" style:list-style-name="WWNum10">
      <style:paragraph-properties fo:break-before="auto" fo:break-after="auto"/>
    </style:style>
    <style:style style:name="P70" style:family="paragraph" style:parent-style-name="Heading_20_1" style:list-style-name="WWNum10">
      <style:paragraph-properties fo:text-align="justify" style:justify-single-word="false" fo:break-before="auto" fo:break-after="auto"/>
    </style:style>
    <style:style style:name="P71" style:family="paragraph" style:parent-style-name="Heading_20_1" style:list-style-name="WWNum10">
      <style:paragraph-properties fo:margin-top="0in" fo:margin-bottom="0.0429in" loext:contextual-spacing="false" fo:break-before="auto" fo:break-after="auto"/>
    </style:style>
    <style:style style:name="P72" style:family="paragraph" style:parent-style-name="Heading_20_2" style:list-style-name="WWNum10">
      <style:paragraph-properties fo:break-before="auto" fo:break-after="auto"/>
    </style:style>
    <style:style style:name="P7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aczyuw2yex2w"/><text:span text:style-name="T1">Introducción a Learning Analytics con ejemplos prácticos</text:span><text:span text:style-name="T3"><text:line-break/></text:span><text:span text:style-name="T4">UD 06. Learning Analytics aplicado al trabajo en equip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5"><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text:span><text:span text:style-name="T19"> </text:span><text:span text:style-name="T10">Importante</text:span></text:p>
      <text:p text:style-name="P13"/>
      <text:p text:style-name="P11"><text:span text:style-name="T20">❕</text:span><text:span text:style-name="T11"> </text:span><text:span text:style-name="T10">Atención</text:span></text:p>
      <text:p text:style-name="P13"/>
      <text:p text:style-name="P11"><text:soft-page-break/><text:span text:style-name="T12">💬</text:span><text:span text:style-name="T10"> Interesante</text:span></text:p>
      <text:p text:style-name="P68"/>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1">1. </text:span><text:a xlink:type="simple" xlink:href="#_ge43nvu7ywtj" text:style-name="Index_20_Link" text:visited-style-name="Index_20_Link"><text:span text:style-name="T13">Introducción</text:span></text:a><text:span text:style-name="T13"><text:tab/>3</text:span></text:p>
          <text:p text:style-name="P19"><text:span text:style-name="T22">2. </text:span><text:a xlink:type="simple" xlink:href="#_6aitq3odqz1f" text:style-name="Index_20_Link" text:visited-style-name="Index_20_Link"><text:span text:style-name="T13">¿Qué herramientas se utilizan en el trabajo en equipo?</text:span></text:a><text:span text:style-name="T13"><text:tab/>3</text:span></text:p>
          <text:p text:style-name="P23"><text:span text:style-name="T22">2.1. </text:span><text:a xlink:type="simple" xlink:href="#_kl39ktkrbr7h" text:style-name="Index_20_Link" text:visited-style-name="Index_20_Link"><text:span text:style-name="T17">Herramientas de comunicación</text:span></text:a><text:span text:style-name="T17"><text:tab/>4</text:span></text:p>
          <text:p text:style-name="P23"><text:span text:style-name="T22">2.2. </text:span><text:a xlink:type="simple" xlink:href="#_8wtlkgxkla5d" text:style-name="Index_20_Link" text:visited-style-name="Index_20_Link"><text:span text:style-name="T17">Herramientas de </text:span></text:a><text:span text:style-name="T17">organización<text:tab/>4</text:span></text:p>
          <text:p text:style-name="P19"><text:span text:style-name="T22">3. </text:span><text:a xlink:type="simple" xlink:href="#_hfl1llf0niwn" text:style-name="Index_20_Link" text:visited-style-name="Index_20_Link"><text:span text:style-name="T13">¿Qué información podemos extraer del trabajo en equipo?</text:span></text:a><text:span text:style-name="T13"><text:tab/>4</text:span></text:p>
          <text:p text:style-name="P23"><text:span text:style-name="T22">3.1. </text:span><text:a xlink:type="simple" xlink:href="#_225hj2vwnljh" text:style-name="Index_20_Link" text:visited-style-name="Index_20_Link"><text:span text:style-name="T17">Herramientas de extracción de información no utilizadas en la unidad</text:span></text:a><text:span text:style-name="T17"><text:tab/>5</text:span></text:p>
          <text:p text:style-name="P19"><text:span text:style-name="T22">4. </text:span><text:a xlink:type="simple" xlink:href="#_9tczrgdp4etq" text:style-name="Index_20_Link" text:visited-style-name="Index_20_Link"><text:span text:style-name="T13">Analizando trabajo en equipo</text:span></text:a><text:span text:style-name="T13"><text:tab/>5</text:span></text:p>
          <text:p text:style-name="P23"><text:span text:style-name="T22">4.1. </text:span><text:a xlink:type="simple" xlink:href="#_1wcjh58b61g4" text:style-name="Index_20_Link" text:visited-style-name="Index_20_Link"><text:span text:style-name="T13">¿Qué objetivos relacionados podemos definir?</text:span></text:a><text:span text:style-name="T13"><text:tab/>5</text:span></text:p>
          <text:p text:style-name="P23"><text:span text:style-name="T22">4.2. </text:span><text:a xlink:type="simple" xlink:href="#_2g4ecs1a0pk0" text:style-name="Index_20_Link" text:visited-style-name="Index_20_Link"><text:span text:style-name="T13">¿Qué métricas podemos utilizar?</text:span></text:a><text:span text:style-name="T13"><text:tab/>6</text:span></text:p>
          <text:p text:style-name="P23"><text:span text:style-name="T22">4.3. </text:span><text:a xlink:type="simple" xlink:href="#_ectvljaldmhq" text:style-name="Index_20_Link" text:visited-style-name="Index_20_Link"><text:span text:style-name="T13">¿Qué elementos podemos analizar?</text:span></text:a><text:span text:style-name="T13"><text:tab/>6</text:span></text:p>
          <text:p text:style-name="P23"><text:span text:style-name="T22">4.4. </text:span><text:a xlink:type="simple" xlink:href="#_1cpl2u42j9uq" text:style-name="Index_20_Link" text:visited-style-name="Index_20_Link"><text:span text:style-name="T13">¿Cómo podemos presentar la información obtenida?</text:span></text:a><text:span text:style-name="T13"><text:tab/>6</text:span></text:p>
          <text:p text:style-name="P23"><text:span text:style-name="T22">4.5. </text:span><text:a xlink:type="simple" xlink:href="#_updtshbman32" text:style-name="Index_20_Link" text:visited-style-name="Index_20_Link"><text:span text:style-name="T13">¿Qué actuaciones podemos realizar con los alumnos?</text:span></text:a><text:span text:style-name="T13"><text:tab/>7</text:span></text:p>
          <text:p text:style-name="P19"><text:span text:style-name="T22">5. </text:span><text:a xlink:type="simple" xlink:href="#_i0hw9jvczx2f" text:style-name="Index_20_Link" text:visited-style-name="Index_20_Link"><text:span text:style-name="T13">Conclusión</text:span></text:a><text:span text:style-name="T13"><text:tab/>7</text:span></text:p>
          <text:p text:style-name="P20"><text:span text:style-name="T22">6. </text:span><text:a xlink:type="simple" xlink:href="#_6mthzm8fdk9x" text:style-name="Index_20_Link" text:visited-style-name="Index_20_Link"><text:span text:style-name="T13">Bibliografía</text:span></text:a><text:span text:style-name="T13"><text:tab/>7</text:span></text:p>
        </text:index-body>
      </text:table-of-content>
      <text:p text:style-name="P17"><text:span text:style-name="T23">UD0</text:span><text:span text:style-name="T24">6</text:span><text:span text:style-name="T25">. </text:span><text:span text:style-name="T24">Learning analytics aplicado al trabajo en equipo</text:span></text:p>
      <text:list xml:id="list1675279541" text:style-name="WWNum10">
        <text:list-item>
          <text:p text:style-name="P69"><text:bookmark text:name="_ge43nvu7ywtj"/>Introducción</text:p>
        </text:list-item>
      </text:list>
      <text:p text:style-name="P24">En esta unidad hablaremos del Learning Analytics aplicado al trabajo en equipo. Dado la complejidad del tema, nos centraremos en analizar datos obtenidos de herramientas pensadas para facilitar el trabajo en equipo.</text:p>
      <text:p text:style-name="P24">Durante la unidad describiremos algunas herramientas más utilizadas, qué tipo de información se puede obtener de ellas e ideas de posibles análisis a realizar.</text:p>
      <text:list xml:id="list40545701488514" text:continue-numbering="true" text:style-name="WWNum10">
        <text:list-item>
          <text:p text:style-name="P69"><text:bookmark text:name="_6aitq3odqz1f"/>¿Qué herramientas se utilizan en el trabajo en equipo?</text:p>
        </text:list-item>
      </text:list>
      <text:p text:style-name="P21">Actualmente, existen una gran variedad de herramientas de trabajo en equipo que han ido surgiendo para cubrir necesidades y optimizar este trabajo. Estas herramientas, aunque se utilizan en el ámbito educativo, nacieron sobre todo para el ámbito empresarial (donde el trabajo en equipo es clave para el éxito).</text:p>
      <text:p text:style-name="P21"/>
      <text:p text:style-name="P21">Aunque hay una gran cantidad de tipos de herramientas, nos vamos a centrar en dos tipos bastante genéricos y aplicados:</text:p>
      <text:list xml:id="list2069341695" text:style-name="WWNum11">
        <text:list-item>
          <text:p text:style-name="P25">Herramientas de comunicación.</text:p>
        </text:list-item>
        <text:list-item>
          <text:p text:style-name="P36">Herramientas de organización.</text:p>
        </text:list-item>
      </text:list>
      <text:p text:style-name="P24"/>
      <text:p text:style-name="P24">Además, en cada contexto, pueden existir herramientas adecuadas para el trabajo en equipo que complementan a otras más genéricas. </text:p>
      <text:p text:style-name="P24"/>
      <text:p text:style-name="P24">Por ejemplo, en el mundo de la informática, es habitual la utilización de sistemas de control de versiones como <text:span text:style-name="T31">git</text:span>. Hay diversas páginas que dan soporte al trabajo en equipo usando <text:span text:style-name="T31">git:</text:span></text:p>
      <text:list xml:id="list4085877496" text:style-name="WWNum8">
        <text:list-item>
          <text:p text:style-name="P26">Github <text:a xlink:type="simple" xlink:href="https://github.com/" text:style-name="ListLabel_20_100" text:visited-style-name="ListLabel_20_100"><text:span text:style-name="T32">https://github.com/</text:span></text:a></text:p>
        </text:list-item>
        <text:list-item>
          <text:p text:style-name="P41">GitLab <text:a xlink:type="simple" xlink:href="https://gitlab.com" text:style-name="ListLabel_20_100" text:visited-style-name="ListLabel_20_100"><text:span text:style-name="T32">https://gitlab.com</text:span></text:a></text:p>
        </text:list-item>
        <text:list-item>
          <text:p text:style-name="P37">BitBucket <text:a xlink:type="simple" xlink:href="https://bitbucket.org" text:style-name="ListLabel_20_100" text:visited-style-name="ListLabel_20_100"><text:span text:style-name="T32">https://bitbucket.org</text:span></text:a></text:p>
        </text:list-item>
      </text:list>
      <text:p text:style-name="P21"/>
      <text:p text:style-name="P21">También, para tareas de documentación colaborativas, ya sea en formato wiki o en formatos más cercanos a WYSIWYG (What You See Is What You Get) hay herramientas colaborativas como:</text:p>
      <text:list xml:id="list2280330328" text:style-name="WWNum2">
        <text:list-item>
          <text:p text:style-name="P27">MediaWiki <text:a xlink:type="simple" xlink:href="https://www.mediawiki.org/wiki/MediaWiki" text:style-name="ListLabel_20_100" text:visited-style-name="ListLabel_20_100"><text:span text:style-name="T32">https://www.mediawiki.org/wiki/MediaWiki</text:span></text:a></text:p>
        </text:list-item>
        <text:list-item>
          <text:p text:style-name="P42">DokuWiki <text:a xlink:type="simple" xlink:href="https://www.dokuwiki.org/dokuwiki" text:style-name="ListLabel_20_100" text:visited-style-name="ListLabel_20_100"><text:span text:style-name="T32">https://www.dokuwiki.org/dokuwiki</text:span></text:a></text:p>
        </text:list-item>
        <text:list-item>
          <text:p text:style-name="P42"><text:soft-page-break/>Google Docs <text:a xlink:type="simple" xlink:href="http://docs.google.com/" text:style-name="ListLabel_20_100" text:visited-style-name="ListLabel_20_100"><text:span text:style-name="T32">http://docs.google.com/</text:span></text:a></text:p>
        </text:list-item>
        <text:list-item>
          <text:p text:style-name="P42">LibreOffice Online <text:a xlink:type="simple" xlink:href="https://es.libreoffice.org/descarga/libreoffice-online/" text:style-name="ListLabel_20_100" text:visited-style-name="ListLabel_20_100"><text:span text:style-name="T32">https://es.libreoffice.org/descarga/libreoffice-online/</text:span></text:a></text:p>
        </text:list-item>
        <text:list-item>
          <text:p text:style-name="P38">Etherpad <text:a xlink:type="simple" xlink:href="https://etherpad.org/" text:style-name="ListLabel_20_100" text:visited-style-name="ListLabel_20_100"><text:span text:style-name="T32">https://etherpad.org/</text:span></text:a></text:p>
        </text:list-item>
      </text:list>
      <text:p text:style-name="P21"><text:line-break/></text:p>
      <text:p text:style-name="P21"/>
      <text:list xml:id="list40545712294110" text:continue-list="list40545701488514" text:style-name="WWNum10">
        <text:list-item>
          <text:list>
            <text:list-item>
              <text:p text:style-name="P72"><text:bookmark text:name="_kl39ktkrbr7h"/>Herramientas de comunicación</text:p>
            </text:list-item>
          </text:list>
        </text:list-item>
      </text:list>
      <text:p text:style-name="P21">De manera general, dentro de cualquier trabajo en equipo se utilizan herramientas que faciliten la comunicación. Dentro de las herramientas de comunicación, distinguiremos entre herramientas más informales y herramientas más pensadas específicamente para trabajo en equipo</text:p>
      <text:list xml:id="list3841133405" text:style-name="WWNum6">
        <text:list-item>
          <text:p text:style-name="P28"><text:span text:style-name="T31">Ejemplos de herramientas de comunicación:</text:span></text:p>
          <text:list>
            <text:list-item>
              <text:p text:style-name="P48"><text:span text:style-name="T31">Herramientas de uso más informal: </text:span>orientadas a comunicaciones informales, no pensadas especialmente para organizar grupos de trabajo.</text:p>
              <text:list>
                <text:list-item>
                  <text:p text:style-name="P60">WhatsApp <text:a xlink:type="simple" xlink:href="https://www.whatsapp.com/" text:style-name="ListLabel_20_100" text:visited-style-name="ListLabel_20_100"><text:span text:style-name="T32">https://www.whatsapp.com/</text:span></text:a></text:p>
                </text:list-item>
                <text:list-item>
                  <text:p text:style-name="P60">Telegram <text:a xlink:type="simple" xlink:href="https://telegram.org/" text:style-name="ListLabel_20_100" text:visited-style-name="ListLabel_20_100"><text:span text:style-name="T32">https://telegram.org/</text:span></text:a> </text:p>
                </text:list-item>
                <text:list-item>
                  <text:p text:style-name="P60">Discord <text:a xlink:type="simple" xlink:href="https://discord.com/" text:style-name="ListLabel_20_100" text:visited-style-name="ListLabel_20_100"><text:span text:style-name="T32">https://discord.com/</text:span></text:a></text:p>
                </text:list-item>
              </text:list>
            </text:list-item>
            <text:list-item>
              <text:p text:style-name="P48"><text:span text:style-name="T31">Herramientas de uso profesional: </text:span>herramientas exclusivamente diseñadas para comunicación profesional, con multitud de funciones propias de esta comunicación. Es habitual usarlas en ciclos formativos para que los alumnos estén formados con lo que pueden encontrar en el mundo real.</text:p>
              <text:list>
                <text:list-item>
                  <text:p text:style-name="P60">Microsoft Teams </text:p>
                  <text:list>
                    <text:list-item>
                      <text:p text:style-name="P65"><text:a xlink:type="simple" xlink:href="https://www.microsoft.com/es-ww/microsoft-365/microsoft-teams/download-app" text:style-name="ListLabel_20_100" text:visited-style-name="ListLabel_20_100"><text:span text:style-name="T32">https://www.microsoft.com/es-ww/microsoft-365/microsoft-teams/download-app</text:span></text:a></text:p>
                    </text:list-item>
                  </text:list>
                </text:list-item>
                <text:list-item>
                  <text:p text:style-name="P60">Slack <text:a xlink:type="simple" xlink:href="https://slack.com/" text:style-name="ListLabel_20_100" text:visited-style-name="ListLabel_20_100"><text:span text:style-name="T32">https://slack.com/</text:span></text:a></text:p>
                </text:list-item>
                <text:list-item>
                  <text:p text:style-name="P63">Zulip <text:a xlink:type="simple" xlink:href="https://zulip.com/" text:style-name="ListLabel_20_100" text:visited-style-name="ListLabel_20_100"><text:span text:style-name="T32">https://zulip.com/</text:span></text:a></text:p>
                </text:list-item>
              </text:list>
            </text:list-item>
          </text:list>
        </text:list-item>
      </text:list>
      <text:p text:style-name="P21"/>
      <text:list xml:id="list40545475619131" text:continue-list="list40545712294110" text:style-name="WWNum10">
        <text:list-item>
          <text:list>
            <text:list-item>
              <text:p text:style-name="P72"><text:bookmark text:name="_8wtlkgxkla5d"/>Herramientas de organización</text:p>
            </text:list-item>
          </text:list>
        </text:list-item>
      </text:list>
      <text:p text:style-name="P24">De forma complementaria a la comunicación, existen herramientas que facilitan la organización. Estas suelen ofrecer elementos tales como tableros “Kanban”, diagramas de Gantt, etc.</text:p>
      <text:p text:style-name="P24"/>
      <text:p text:style-name="P24"><text:soft-page-break/>Aunque hay una gran variedad, en esta unidad y en el caso práctico nos centraremos en las posibilidades de organización que nos ofrecen Trello y sus tableros “Kanban”.</text:p>
      <text:list xml:id="list40544834243587" text:continue-list="list3841133405" text:style-name="WWNum6">
        <text:list-item>
          <text:p text:style-name="P28"><text:span text:style-name="T31">Herramientas para la organización</text:span></text:p>
          <text:list>
            <text:list-item>
              <text:p text:style-name="P48">Trello <text:a xlink:type="simple" xlink:href="https://trello.com/es" text:style-name="ListLabel_20_100" text:visited-style-name="ListLabel_20_100"><text:span text:style-name="T32">https://trello.com/es</text:span></text:a></text:p>
            </text:list-item>
            <text:list-item>
              <text:p text:style-name="P48">ClickUp <text:a xlink:type="simple" xlink:href="https://clickup.com/" text:style-name="ListLabel_20_100" text:visited-style-name="ListLabel_20_100"><text:span text:style-name="T32">https://clickup.com/</text:span></text:a></text:p>
            </text:list-item>
            <text:list-item>
              <text:p text:style-name="P55">ProofHub <text:a xlink:type="simple" xlink:href="https://www.proofhub.com/" text:style-name="ListLabel_20_100" text:visited-style-name="ListLabel_20_100"><text:span text:style-name="T32">https://www.proofhub.com/</text:span></text:a></text:p>
            </text:list-item>
          </text:list>
        </text:list-item>
      </text:list>
      <text:list xml:id="list40544804997712" text:continue-list="list40545475619131" text:style-name="WWNum10">
        <text:list-item>
          <text:p text:style-name="P69"><text:bookmark text:name="_hfl1llf0niwn"/>¿Qué información podemos extraer del trabajo en equipo?</text:p>
        </text:list-item>
      </text:list>
      <text:p text:style-name="P22">Como hemos comentado antes, analizar en profundidad el trabajo en equipo es aún mucho más complejo que otros campos de análisis. Algunos de estos son los motivos:</text:p>
      <text:list xml:id="list1216955592" text:style-name="WWNum3">
        <text:list-item>
          <text:p text:style-name="P29">Las interacciones entre miembros de equipos pueden venir por diferentes entornos, desde un chat informal a una charla por teléfono, siendo algunos directamente no medibles.</text:p>
        </text:list-item>
        <text:list-item>
          <text:p text:style-name="P43">Es difícil medir la utilidad de una interacción para saber “qué aporta” a nivel técnico y si “la aportación es relevante”.</text:p>
        </text:list-item>
        <text:list-item>
          <text:p text:style-name="P43">En el trabajo en equipo, intervenciones no técnicas (ánimos, apoyo, quejas, reproches, etc.) pueden <text:span text:style-name="T31">ser muy útiles o muy negativas</text:span>, siendo extremadamente complicado valorar esto, ya que incluso una misma interacción no afecta igual a distintas personas del mismo grupo.</text:p>
        </text:list-item>
        <text:list-item>
          <text:p text:style-name="P43">Las propias relaciones entre humanos son complejas (<text:span text:style-name="T31">Ejemplo</text:span>: un buen trabajador de un equipo grande, solo se comunica con algunos miembros del equipo con los que tiene confianza y evita “exponerse”).</text:p>
        </text:list-item>
        <text:list-item>
          <text:p text:style-name="P43">Es difícil cuantificar la carga de trabajo, incluso en entornos que pueden medirse. Por ejemplo, si en un trabajo en equipo hay 4 tareas y un miembro se asigna 3 y otro 1… ¿Realmente el primer miembro tiene más carga?</text:p>
          <text:list>
            <text:list-item>
              <text:p text:style-name="P56">No es fácil de responder, porque depende la dificultad de la tarea, de sí las tareas son en solitario, etc.</text:p>
            </text:list-item>
          </text:list>
        </text:list-item>
      </text:list>
      <text:p text:style-name="P22"/>
      <text:p text:style-name="P22">En esta unidad trataremos de analizar algunas herramientas que nos ayuden a comprender o intuir cómo está funcionando el trabajo en equipo en un instante de tiempo. </text:p>
      <text:p text:style-name="P22"/>
      <text:p text:style-name="P22">Por la complejidad anteriormente explicada, será imprescindible confirmar cualquier hipótesis con nuestro conocimiento experto y analizar cuestionarios realizados al alumnado (opinión, coevaluación, autoevaluación, etc.).</text:p>
      <text:p text:style-name="P22"/>
      <text:list xml:id="list40545032832574" text:continue-list="list40544804997712" text:style-name="WWNum10">
        <text:list-item>
          <text:list>
            <text:list-item>
              <text:p text:style-name="P72"><text:bookmark text:name="_225hj2vwnljh"/>Herramientas de extracción de información no utilizadas en la unidad</text:p>
            </text:list-item>
          </text:list>
        </text:list-item>
      </text:list>
      <text:p text:style-name="P22">Para evitar complicar innecesariamente esta unidad, no abordaremos el uso de técnicas complementarias, que si bien pueden hacer más preciso el análisis, aumentan la complejidad del mismo.</text:p>
      <text:p text:style-name="P22">Como información para quien quiera conocerlas o indagar, algunas de esas técnicas son:</text:p>
      <text:list xml:id="list3807143973" text:style-name="WWNum4">
        <text:list-item>
          <text:p text:style-name="P30"><text:soft-page-break/>Grafo de relaciones entre alumnos y análisis de comunidades.</text:p>
        </text:list-item>
        <text:list-item>
          <text:p text:style-name="P44">Análisis de textos para extraer información:</text:p>
          <text:list>
            <text:list-item>
              <text:p text:style-name="P49">Por ejemplo, intentar inferir si una aportación es relevante o no.</text:p>
            </text:list-item>
            <text:list-item>
              <text:p text:style-name="P49">Analizar sentimientos en las comunicaciones.</text:p>
            </text:list-item>
          </text:list>
        </text:list-item>
        <text:list-item>
          <text:p text:style-name="P39">Analizar el uso de sistemas de trabajo colaborativo (wikis, sistema de control de versiones).</text:p>
        </text:list-item>
      </text:list>
      <text:list xml:id="list40545075814556" text:continue-list="list40545032832574" text:style-name="WWNum10">
        <text:list-item>
          <text:p text:style-name="P69"><text:bookmark text:name="_9tczrgdp4etq"/>Analizando trabajo en equipo</text:p>
        </text:list-item>
      </text:list>
      <text:p text:style-name="P24">En este punto comentaremos aspectos generales sobre análisis de trabajo en equipo.</text:p>
      <text:list xml:id="list40544415808997" text:continue-numbering="true" text:style-name="WWNum10">
        <text:list-item>
          <text:list>
            <text:list-item>
              <text:p text:style-name="P72"><text:bookmark text:name="_1wcjh58b61g4"/>¿Qué objetivos relacionados podemos definir?</text:p>
            </text:list-item>
          </text:list>
        </text:list-item>
      </text:list>
      <text:p text:style-name="P12"><text:span text:style-name="T20">❕</text:span><text:span text:style-name="T34"> </text:span><text:span text:style-name="T31">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4"/>
      <text:list xml:id="list3909363415" text:style-name="WWNum5">
        <text:list-item>
          <text:p text:style-name="P31"><text:span text:style-name="T31">Cuestionarios diseñados para medir conocimiento</text:span></text:p>
          <text:list>
            <text:list-item>
              <text:p text:style-name="P50"><text:span text:style-name="T31">Objetivos (Individuales)</text:span></text:p>
              <text:list>
                <text:list-item>
                  <text:p text:style-name="P61">Detectar si un miembro está usando herramientas propuestas para realizar el trabajo en equipo.</text:p>
                </text:list-item>
                <text:list-item>
                  <text:p text:style-name="P61">Analizar la participación: mensajes, días de uso, horas de uso, etc.</text:p>
                </text:list-item>
                <text:list-item>
                  <text:p text:style-name="P61">Analizar la cantidad de carga de trabajo asociada a un miembro.</text:p>
                </text:list-item>
              </text:list>
            </text:list-item>
            <text:list-item>
              <text:p text:style-name="P50"><text:span text:style-name="T31">Objetivos (Colectivos)</text:span></text:p>
              <text:list>
                <text:list-item>
                  <text:p text:style-name="P61">Detectar si el grupo está usando las herramientas propuestas.</text:p>
                </text:list-item>
                <text:list-item>
                  <text:p text:style-name="P62">Analizar qué canales de comunicación se han utilizado.</text:p>
                </text:list-item>
                <text:list-item>
                  <text:p text:style-name="P61">Detectar si el trabajo en equipo está cumpliendo expectativas.</text:p>
                  <text:list>
                    <text:list-item>
                      <text:p text:style-name="P66">Comunicación, grado de implicación del equipo, etc.</text:p>
                    </text:list-item>
                  </text:list>
                </text:list-item>
                <text:list-item>
                  <text:p text:style-name="P64">Medir la progresión del trabajo en equipo.</text:p>
                </text:list-item>
              </text:list>
            </text:list-item>
          </text:list>
        </text:list-item>
      </text:list>
      <text:list xml:id="list40545847985397" text:continue-list="list40544415808997" text:style-name="WWNum10">
        <text:list-item>
          <text:list>
            <text:list-item>
              <text:p text:style-name="P72"><text:bookmark text:name="_2g4ecs1a0pk0"/><text:soft-page-break/>¿Qué métricas podemos utilizar?</text:p>
            </text:list-item>
          </text:list>
        </text:list-item>
      </text:list>
      <text:p text:style-name="P24">Observando los posibles objetivos propuestos, nos planteamos qué datos educativos queremos recolectar y qué métricas podemos usar para ello. Procedemos a definir posibles métricas:</text:p>
      <text:list xml:id="list3790563545" text:style-name="WWNum7">
        <text:list-item>
          <text:p text:style-name="P32"><text:span text:style-name="T31">Métricas extraídas de mensajes de un chat:</text:span></text:p>
          <text:list>
            <text:list-item>
              <text:p text:style-name="P51">Número de mensajes por usuario <text:span text:style-name="T31">[Entero]</text:span>.</text:p>
            </text:list-item>
            <text:list-item>
              <text:p text:style-name="P51">Proporción de mensajes del usuario sobre el total <text:span text:style-name="T31">[Porcentaje</text:span>].</text:p>
            </text:list-item>
            <text:list-item>
              <text:p text:style-name="P51">Número de mensajes en una plataforma en un intervalo de horas de uso de la plataforma<text:span text:style-name="T31"> [Entero].</text:span></text:p>
            </text:list-item>
            <text:list-item>
              <text:p text:style-name="P51">Número de mensajes en una plataforma en un intervalo de fechas de uso de la plataforma<text:span text:style-name="T31"> [Entero].</text:span></text:p>
            </text:list-item>
          </text:list>
        </text:list-item>
        <text:list-item>
          <text:p text:style-name="P45"><text:span text:style-name="T31">Métricas sobre asignación de tareas en un sistema “Kanban”:</text:span></text:p>
          <text:list>
            <text:list-item>
              <text:p text:style-name="P52">Número de tareas en cada lista <text:span text:style-name="T31">[Entero]</text:span>.</text:p>
            </text:list-item>
            <text:list-item>
              <text:p text:style-name="P52">Número de tareas asignadas a cada alumno en cada lista <text:span text:style-name="T31">[Entero]</text:span>.</text:p>
            </text:list-item>
            <text:list-item>
              <text:p text:style-name="P57">Número de tareas asignadas a cada alumno en total <text:span text:style-name="T31">[Entero]</text:span>.</text:p>
            </text:list-item>
          </text:list>
        </text:list-item>
      </text:list>
      <text:list xml:id="list40544301857293" text:continue-list="list40545847985397" text:style-name="WWNum10">
        <text:list-item>
          <text:list>
            <text:list-item>
              <text:p text:style-name="P72"><text:bookmark text:name="_ectvljaldmhq"/>¿Qué elementos podemos analizar?</text:p>
            </text:list-item>
          </text:list>
        </text:list-item>
      </text:list>
      <text:p text:style-name="P24">Una vez obtenida la información pertinente, podemos plantearnos cuestiones para analizar-</text:p>
      <text:p text:style-name="P24">A continuación vamos a presentar ejemplos de cuestiones que podrían analizarse: </text:p>
      <text:p text:style-name="P12"><text:span text:style-name="T20">❕</text:span><text:span text:style-name="T34"> </text:span><text:span text:style-name="T31">Atención: </text:span>las cuestiones para analizar aquí planteadas, son solo sugerencias. No es obligatorio analizar todas, solo a las que por nuestro contexto queremos buscar respuesta.</text:p>
      <text:p text:style-name="P24"><text:span text:style-name="T33">Individual</text:span></text:p>
      <text:list xml:id="list2253215785" text:style-name="WWNum12">
        <text:list-item>
          <text:p text:style-name="P33">¿Por qué el alumno está participando o no en el trabajo en equipo?</text:p>
        </text:list-item>
        <text:list-item>
          <text:p text:style-name="P46">¿Por qué un alumno se comunica o no de determinada forma?</text:p>
        </text:list-item>
        <text:list-item>
          <text:p text:style-name="P40">¿Tiene el alumno una carga de tareas adecuada?</text:p>
        </text:list-item>
      </text:list>
      <text:p text:style-name="P21"><text:span text:style-name="T33">Colectivo</text:span></text:p>
      <text:list xml:id="list40544280816611" text:continue-numbering="true" text:style-name="WWNum12">
        <text:list-item>
          <text:p text:style-name="P33">¿El desempeño del grupo es adecuado?</text:p>
        </text:list-item>
        <text:list-item>
          <text:p text:style-name="P46"><text:soft-page-break/>¿Qué miembros y porque están dentro de un umbral de aportación?</text:p>
        </text:list-item>
        <text:list-item>
          <text:p text:style-name="P46">¿Por qué el grupo tiene determinadas fortalezas y/o debilidades?</text:p>
        </text:list-item>
        <text:list-item>
          <text:p text:style-name="P40">¿Está bien repartida la carga de tareas de un grupo?</text:p>
        </text:list-item>
      </text:list>
      <text:p text:style-name="P24"><text:span text:style-name="T33">Colectivo (entre instantáneas en el tiempo)</text:span></text:p>
      <text:list xml:id="list40546213124310" text:continue-numbering="true" text:style-name="WWNum12">
        <text:list-item>
          <text:p text:style-name="P33">¿Ha mejorado la implicación en el trabajo en equipo?</text:p>
        </text:list-item>
        <text:list-item>
          <text:p text:style-name="P40">¿El proyecto en el que trabaja el equipo ha progresado?</text:p>
        </text:list-item>
      </text:list>
      <text:list xml:id="list40544630787894" text:continue-list="list40544301857293" text:style-name="WWNum10">
        <text:list-item>
          <text:list>
            <text:list-item>
              <text:p text:style-name="P72"><text:bookmark text:name="_1cpl2u42j9uq"/>¿Cómo podemos presentar la información obtenida?</text:p>
            </text:list-item>
          </text:list>
        </text:list-item>
      </text:list>
      <text:p text:style-name="P24">Tanto para complementar el análisis de las cuestiones planteadas en el punto anterior como para incluso usarlos como complemento dentro de las actuaciones a realizar, es necesario presentar la información obtenida.</text:p>
      <text:p text:style-name="P24"/>
      <text:p text:style-name="P12"><text:span text:style-name="T20">❕</text:span><text:span text:style-name="T34">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404351409" text:style-name="WWNum1">
        <text:list-item>
          <text:p text:style-name="P34"><text:span text:style-name="T31">Gráficos circulares</text:span></text:p>
          <text:list>
            <text:list-item>
              <text:p text:style-name="P53">Gráfico circular, indicando porcentaje de participación en una comunicación de un usuario.</text:p>
            </text:list-item>
            <text:list-item>
              <text:p text:style-name="P53">Gráfico circular, indicando carga de tareas de cada uno de los alumnos.</text:p>
            </text:list-item>
          </text:list>
        </text:list-item>
        <text:list-item>
          <text:p text:style-name="P47"><text:span text:style-name="T31">Gráficos de líneas</text:span></text:p>
          <text:list>
            <text:list-item>
              <text:p text:style-name="P53">Gráfico de líneas con rangos de horas en el eje X y número de mensajes por un rango de horas en el eje Y.</text:p>
            </text:list-item>
            <text:list-item>
              <text:p text:style-name="P53">Gráfico de líneas con días u otros rangos temporales (semanas, meses, etc.) en el eje X y número de mensajes por un rango en el eje Y.</text:p>
            </text:list-item>
          </text:list>
        </text:list-item>
        <text:list-item>
          <text:p text:style-name="P47"><text:span text:style-name="T31">Resumen</text:span></text:p>
          <text:list>
            <text:list-item>
              <text:p text:style-name="P53">Media y otras medidas estadísticas de mensajes, agrupados por alumno y/o periodo de tiempo.</text:p>
            </text:list-item>
            <text:list-item>
              <text:p text:style-name="P58">Media y otras medidas estadísticas de tareas asignadas, agrupadas por alumno.</text:p>
            </text:list-item>
          </text:list>
        </text:list-item>
      </text:list>
      <text:list xml:id="list40545728928861" text:continue-list="list40544630787894" text:style-name="WWNum10">
        <text:list-item>
          <text:list>
            <text:list-item>
              <text:p text:style-name="P72"><text:bookmark text:name="_updtshbman32"/>¿Qué actuaciones podemos realizar con los alumnos?</text:p>
            </text:list-item>
          </text:list>
        </text:list-item>
      </text:list>
      <text:p text:style-name="P24">Una vez obtenidos los datos, planteadas las preguntas y visualizados los datos, es posible que podamos plantearnos posibles actuaciones.</text:p>
      <text:p text:style-name="P24"><text:soft-page-break/>A continuación, vamos a presentar algunos ejemplos de posibles medidas de actuación:</text:p>
      <text:p text:style-name="P24"><text:span text:style-name="T33">Individual</text:span></text:p>
      <text:list xml:id="list2514743504" text:style-name="WWNum9">
        <text:list-item>
          <text:p text:style-name="P35"><text:span text:style-name="T31">Hacia el alumno con poca participación (tareas/comunicación)</text:span></text:p>
          <text:list>
            <text:list-item>
              <text:p text:style-name="P59">Ahondar en los motivos de la poca participación (ya sea en tareas, comunicación, etc.) e intentar paliar la situación.</text:p>
            </text:list-item>
          </text:list>
        </text:list-item>
      </text:list>
      <text:p text:style-name="P24"><text:span text:style-name="T33">Colectivo</text:span></text:p>
      <text:list xml:id="list40544300684679" text:continue-numbering="true" text:style-name="WWNum9">
        <text:list-item>
          <text:p text:style-name="P35"><text:span text:style-name="T31">Carencias detectadas que afectan a gran parte del grupo</text:span></text:p>
          <text:list>
            <text:list-item>
              <text:p text:style-name="P54">Asesorar al grupo de como trabajar en equipo.</text:p>
            </text:list-item>
            <text:list-item>
              <text:p text:style-name="P54">Intentar integrar a todos los miembros para que formen parte del equipo.</text:p>
            </text:list-item>
            <text:list-item>
              <text:p text:style-name="P54">Intentar que los alumnos en equipo, exploten sus virtudes y mejoren sus defectos mediante el trabajo en equipo.</text:p>
            </text:list-item>
          </text:list>
        </text:list-item>
      </text:list>
      <text:list xml:id="list40545109389497" text:continue-list="list40545728928861" text:style-name="WWNum10">
        <text:list-item>
          <text:p text:style-name="P71"><text:bookmark text:name="_i0hw9jvczx2f"/>Conclusión</text:p>
        </text:list-item>
      </text:list>
      <text:p text:style-name="P24">En esta unidad hemos descrito algunas ideas para intentar analizar el trabajo en equipo. Hemos partido de que el trabajo en equipo es un área compleja de medir, pero conociendo esas limitaciones, nos hemos centrado en extraer información de herramientas utilizadas para la comunicación y la organización del trabajo en equipo.</text:p>
      <text:list xml:id="list40545527500380" text:continue-numbering="true" text:style-name="WWNum10">
        <text:list-item>
          <text:p text:style-name="P70"><text:bookmark text:name="_6mthzm8fdk9x"/>Bibliografía</text:p>
        </text:list-item>
      </text:list>
      <text:p text:style-name="P21">[1] Edulíticas.com <text:a xlink:type="simple" xlink:href="https://eduliticas.com/" text:style-name="ListLabel_20_100" text:visited-style-name="ListLabel_20_100"><text:span text:style-name="T32">https://eduliticas.com/</text:span></text:a></text:p>
      <text:p text:style-name="P21">[2] Handbook of Learning Analytics (Charles Lang, George Siemens, Alyssa Wise, Dragan Gašević) <text:a xlink:type="simple" xlink:href="https://www.researchgate.net/publication/324687610_Handbook_of_Learning_Analytics" text:style-name="ListLabel_20_100" text:visited-style-name="ListLabel_20_100"><text:span text:style-name="T32">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Learning Analytics aplicado al trabajo en equipo</text:span></text:p>
      </style:header>
      <style:footer>
        <text:p text:style-name="MP2"><text:span text:style-name="MT1">Curso Introducción a Learning Analytics<text:tab/> <text:tab/>UD06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56" meta:word-count="1849" meta:character-count="12199" meta:non-whitespace-character-count="10570"/>
    <meta:generator>LibreOfficeDev/6.0.5.2$Linux_X86_64 LibreOffice_project/</meta:generator>
  </office:meta>
</office:document-meta>
</file>